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44" style:family="table">
      <style:table-properties style:width="17.59cm" style:rel-width="100%" table:align="left"/>
    </style:style>
    <style:style style:name="Table44.A" style:family="table-column">
      <style:table-column-properties style:column-width="2.66cm" style:rel-column-width="9910*"/>
    </style:style>
    <style:style style:name="Table44.B" style:family="table-column">
      <style:table-column-properties style:column-width="3.293cm" style:rel-column-width="12269*"/>
    </style:style>
    <style:style style:name="Table44.C" style:family="table-column">
      <style:table-column-properties style:column-width="3.119cm" style:rel-column-width="11619*"/>
    </style:style>
    <style:style style:name="Table44.D" style:family="table-column">
      <style:table-column-properties style:column-width="2.328cm" style:rel-column-width="8674*"/>
    </style:style>
    <style:style style:name="Table44.E" style:family="table-column">
      <style:table-column-properties style:column-width="6.189cm" style:rel-column-width="23063*"/>
    </style:style>
    <style:style style:name="Table4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E1" style:family="table-cell">
      <style:table-cell-properties style:border-line-width="0.002cm 0.088cm 0.002cm" fo:padding="0.049cm" fo:border="0.092cm double #808080"/>
    </style:style>
    <style:style style:name="Table4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4.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5" style:family="table">
      <style:table-properties style:width="17.59cm" style:rel-width="100%" table:align="left"/>
    </style:style>
    <style:style style:name="Table45.A" style:family="table-column">
      <style:table-column-properties style:column-width="2.214cm" style:rel-column-width="8247*"/>
    </style:style>
    <style:style style:name="Table45.B" style:family="table-column">
      <style:table-column-properties style:column-width="3.318cm" style:rel-column-width="12361*"/>
    </style:style>
    <style:style style:name="Table45.C" style:family="table-column">
      <style:table-column-properties style:column-width="2.605cm" style:rel-column-width="9706*"/>
    </style:style>
    <style:style style:name="Table45.D" style:family="table-column">
      <style:table-column-properties style:column-width="2.383cm" style:rel-column-width="8878*"/>
    </style:style>
    <style:style style:name="Table45.E" style:family="table-column">
      <style:table-column-properties style:column-width="7.07cm" style:rel-column-width="26343*"/>
    </style:style>
    <style:style style:name="Table4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E1" style:family="table-cell">
      <style:table-cell-properties style:border-line-width="0.002cm 0.088cm 0.002cm" fo:padding="0.049cm" fo:border="0.092cm double #808080"/>
    </style:style>
    <style:style style:name="Table4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5.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table-properties style:width="17.59cm" style:rel-width="100%" table:align="left"/>
    </style:style>
    <style:style style:name="Table46.A" style:family="table-column">
      <style:table-column-properties style:column-width="2.214cm" style:rel-column-width="8247*"/>
    </style:style>
    <style:style style:name="Table46.B" style:family="table-column">
      <style:table-column-properties style:column-width="3.318cm" style:rel-column-width="12361*"/>
    </style:style>
    <style:style style:name="Table46.C" style:family="table-column">
      <style:table-column-properties style:column-width="2.605cm" style:rel-column-width="9706*"/>
    </style:style>
    <style:style style:name="Table46.D" style:family="table-column">
      <style:table-column-properties style:column-width="2.383cm" style:rel-column-width="8878*"/>
    </style:style>
    <style:style style:name="Table46.E" style:family="table-column">
      <style:table-column-properties style:column-width="7.07cm" style:rel-column-width="26343*"/>
    </style:style>
    <style:style style:name="Table4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6.E1" style:family="table-cell">
      <style:table-cell-properties style:border-line-width="0.002cm 0.088cm 0.002cm" fo:padding="0.049cm" fo:border="0.092cm double #808080"/>
    </style:style>
    <style:style style:name="Table4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6.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7" style:family="table">
      <style:table-properties style:width="17.59cm" style:rel-width="100%" table:align="left"/>
    </style:style>
    <style:style style:name="Table47.A" style:family="table-column">
      <style:table-column-properties style:column-width="2.067cm" style:rel-column-width="7702*"/>
    </style:style>
    <style:style style:name="Table47.B" style:family="table-column">
      <style:table-column-properties style:column-width="3.983cm" style:rel-column-width="14839*"/>
    </style:style>
    <style:style style:name="Table47.C" style:family="table-column">
      <style:table-column-properties style:column-width="2.514cm" style:rel-column-width="9364*"/>
    </style:style>
    <style:style style:name="Table47.D" style:family="table-column">
      <style:table-column-properties style:column-width="2.491cm" style:rel-column-width="9279*"/>
    </style:style>
    <style:style style:name="Table47.E" style:family="table-column">
      <style:table-column-properties style:column-width="6.535cm" style:rel-column-width="24351*"/>
    </style:style>
    <style:style style:name="Table4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E1" style:family="table-cell">
      <style:table-cell-properties style:border-line-width="0.002cm 0.088cm 0.002cm" fo:padding="0.049cm" fo:border="0.092cm double #808080"/>
    </style:style>
    <style:style style:name="Table4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7.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table-properties style:width="17.59cm" style:rel-width="100%" table:align="left"/>
    </style:style>
    <style:style style:name="Table48.A" style:family="table-column">
      <style:table-column-properties style:column-width="2.214cm" style:rel-column-width="8247*"/>
    </style:style>
    <style:style style:name="Table48.B" style:family="table-column">
      <style:table-column-properties style:column-width="3.318cm" style:rel-column-width="12361*"/>
    </style:style>
    <style:style style:name="Table48.C" style:family="table-column">
      <style:table-column-properties style:column-width="2.605cm" style:rel-column-width="9706*"/>
    </style:style>
    <style:style style:name="Table48.D" style:family="table-column">
      <style:table-column-properties style:column-width="2.383cm" style:rel-column-width="8878*"/>
    </style:style>
    <style:style style:name="Table48.E" style:family="table-column">
      <style:table-column-properties style:column-width="7.07cm" style:rel-column-width="26343*"/>
    </style:style>
    <style:style style:name="Table48.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E1" style:family="table-cell">
      <style:table-cell-properties style:border-line-width="0.002cm 0.088cm 0.002cm" fo:padding="0.049cm" fo:border="0.092cm double #808080"/>
    </style:style>
    <style:style style:name="Table4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8.E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9" style:family="table">
      <style:table-properties style:width="17.59cm" style:rel-width="100%" table:align="left"/>
    </style:style>
    <style:style style:name="Table49.A" style:family="table-column">
      <style:table-column-properties style:column-width="3.12cm" style:rel-column-width="11625*"/>
    </style:style>
    <style:style style:name="Table49.B" style:family="table-column">
      <style:table-column-properties style:column-width="14.469cm" style:rel-column-width="53910*"/>
    </style:style>
    <style:style style:name="Table49.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border-line-width="0.002cm 0.088cm 0.002cm" fo:padding="0.049cm" fo:border="0.092cm double #808080"/>
    </style:style>
    <style:style style:name="Table49.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49.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Heading_20_3">
      <style:paragraph-properties fo:text-align="justify" style:justify-single-word="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Text_20_body">
      <style:paragraph-properties fo:margin-top="0cm" fo:margin-bottom="0cm"/>
    </style:style>
    <style:style style:name="P35" style:family="paragraph" style:parent-style-name="Standard" style:list-style-name="L1">
      <style:paragraph-properties fo:text-align="start" style:justify-single-word="false"/>
    </style:style>
    <style:style style:name="P36" style:family="paragraph" style:parent-style-name="Standard" style:list-style-name="L1">
      <style:paragraph-properties fo:text-align="start" style:justify-single-word="false"/>
    </style:style>
    <style:style style:name="P37" style:family="paragraph" style:parent-style-name="Standard">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3">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6">
      <style:paragraph-properties fo:text-align="justify" style:justify-single-word="false"/>
    </style:style>
    <style:style style:name="P56" style:family="paragraph" style:parent-style-name="Standard" style:list-style-name="L6">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2">
      <style:paragraph-properties fo:text-align="justify" style:justify-single-word="false"/>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L2">
      <style:paragraph-properties fo:text-align="justify" style:justify-single-word="false"/>
    </style:style>
    <style:style style:name="P67" style:family="paragraph" style:parent-style-name="Standard" style:list-style-name="L2">
      <style:paragraph-properties fo:text-align="justify" style:justify-single-word="false"/>
    </style:style>
    <style:style style:name="P68" style:family="paragraph" style:parent-style-name="Standard" style:list-style-name="L2">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7">
      <style:paragraph-properties fo:text-align="justify" style:justify-single-word="false"/>
    </style:style>
    <style:style style:name="P72" style:family="paragraph" style:parent-style-name="Standard" style:list-style-name="L9">
      <style:paragraph-properties fo:text-align="justify" style:justify-single-word="false"/>
    </style:style>
    <style:style style:name="P73" style:family="paragraph" style:parent-style-name="Standard" style:list-style-name="L9">
      <style:paragraph-properties fo:text-align="justify" style:justify-single-word="false"/>
    </style:style>
    <style:style style:name="P74" style:family="paragraph" style:parent-style-name="Standard" style:list-style-name="L9">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10">
      <style:paragraph-properties fo:text-align="justify" style:justify-single-word="false"/>
    </style:style>
    <style:style style:name="P79" style:family="paragraph" style:parent-style-name="Standard" style:list-style-name="L10">
      <style:paragraph-properties fo:text-align="justify" style:justify-single-word="false"/>
    </style:style>
    <style:style style:name="P80" style:family="paragraph" style:parent-style-name="Standard" style:list-style-name="L10">
      <style:paragraph-properties fo:text-align="justify" style:justify-single-word="false"/>
    </style:style>
    <style:style style:name="P81" style:family="paragraph" style:parent-style-name="Standard" style:list-style-name="L10">
      <style:paragraph-properties fo:text-align="justify" style:justify-single-word="false"/>
    </style:style>
    <style:style style:name="P82" style:family="paragraph" style:parent-style-name="Standard" style:list-style-name="L10">
      <style:paragraph-properties fo:text-align="justify" style:justify-single-word="false"/>
    </style:style>
    <style:style style:name="P83" style:family="paragraph" style:parent-style-name="Standard" style:list-style-name="L10">
      <style:paragraph-properties fo:text-align="justify" style:justify-single-word="false"/>
    </style:style>
    <style:style style:name="P84" style:family="paragraph" style:parent-style-name="Standard" style:list-style-name="L10">
      <style:paragraph-properties fo:text-align="justify" style:justify-single-word="false"/>
    </style:style>
    <style:style style:name="P85" style:family="paragraph" style:parent-style-name="Standard" style:list-style-name="L10">
      <style:paragraph-properties fo:text-align="justify" style:justify-single-word="false"/>
    </style:style>
    <style:style style:name="P86" style:family="paragraph" style:parent-style-name="Standard" style:list-style-name="L10">
      <style:paragraph-properties fo:text-align="justify" style:justify-single-word="false"/>
    </style:style>
    <style:style style:name="P87" style:family="paragraph" style:parent-style-name="Standard" style:list-style-name="L10">
      <style:paragraph-properties fo:text-align="justify" style:justify-single-word="false"/>
    </style:style>
    <style:style style:name="P88" style:family="paragraph" style:parent-style-name="Standard" style:list-style-name="L10">
      <style:paragraph-properties fo:text-align="justify" style:justify-single-word="false"/>
    </style:style>
    <style:style style:name="P89" style:family="paragraph" style:parent-style-name="Standard" style:list-style-name="L10">
      <style:paragraph-properties fo:text-align="justify" style:justify-single-word="false"/>
    </style:style>
    <style:style style:name="P90" style:family="paragraph" style:parent-style-name="Standard" style:list-style-name="L10">
      <style:paragraph-properties fo:text-align="justify" style:justify-single-word="false"/>
    </style:style>
    <style:style style:name="P91" style:family="paragraph" style:parent-style-name="Standard" style:list-style-name="L10">
      <style:paragraph-properties fo:text-align="justify" style:justify-single-word="false"/>
    </style:style>
    <style:style style:name="P92" style:family="paragraph" style:parent-style-name="Standard" style:list-style-name="L10">
      <style:paragraph-properties fo:text-align="justify" style:justify-single-word="false"/>
    </style:style>
    <style:style style:name="P93" style:family="paragraph" style:parent-style-name="Standard" style:list-style-name="L10">
      <style:paragraph-properties fo:text-align="justify" style:justify-single-word="false"/>
    </style:style>
    <style:style style:name="P94" style:family="paragraph" style:parent-style-name="Standard" style:list-style-name="L10">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13">
      <style:paragraph-properties fo:text-align="justify" style:justify-single-word="false"/>
    </style:style>
    <style:style style:name="P98" style:family="paragraph" style:parent-style-name="Standard" style:list-style-name="L13">
      <style:paragraph-properties fo:text-align="justify" style:justify-single-word="false"/>
    </style:style>
    <style:style style:name="P99" style:family="paragraph" style:parent-style-name="Standard" style:list-style-name="L13">
      <style:paragraph-properties fo:text-align="justify" style:justify-single-word="false"/>
    </style:style>
    <style:style style:name="P100" style:family="paragraph" style:parent-style-name="Standard" style:list-style-name="L13">
      <style:paragraph-properties fo:text-align="justify" style:justify-single-word="false"/>
    </style:style>
    <style:style style:name="P101" style:family="paragraph" style:parent-style-name="Standard" style:list-style-name="L13">
      <style:paragraph-properties fo:text-align="justify" style:justify-single-word="false"/>
    </style:style>
    <style:style style:name="P102" style:family="paragraph" style:parent-style-name="Standard" style:list-style-name="L13">
      <style:paragraph-properties fo:text-align="justify" style:justify-single-word="false"/>
    </style:style>
    <style:style style:name="P103" style:family="paragraph" style:parent-style-name="Standard" style:list-style-name="L13">
      <style:paragraph-properties fo:text-align="justify" style:justify-single-word="false"/>
    </style:style>
    <style:style style:name="P104" style:family="paragraph" style:parent-style-name="Standard" style:list-style-name="L13">
      <style:paragraph-properties fo:text-align="justify" style:justify-single-word="false"/>
    </style:style>
    <style:style style:name="P105" style:family="paragraph" style:parent-style-name="Standard" style:list-style-name="L13">
      <style:paragraph-properties fo:text-align="justify" style:justify-single-word="false"/>
    </style:style>
    <style:style style:name="P106" style:family="paragraph" style:parent-style-name="Standard" style:list-style-name="L14">
      <style:paragraph-properties fo:text-align="justify" style:justify-single-word="false"/>
    </style:style>
    <style:style style:name="P107" style:family="paragraph" style:parent-style-name="Standard" style:list-style-name="L14">
      <style:paragraph-properties fo:text-align="justify" style:justify-single-word="false"/>
    </style:style>
    <style:style style:name="P108" style:family="paragraph" style:parent-style-name="Standard" style:list-style-name="L14">
      <style:paragraph-properties fo:text-align="justify" style:justify-single-word="false"/>
    </style:style>
    <style:style style:name="P109" style:family="paragraph" style:parent-style-name="Standard" style:list-style-name="L14">
      <style:paragraph-properties fo:text-align="justify" style:justify-single-word="false"/>
    </style:style>
    <style:style style:name="P110" style:family="paragraph" style:parent-style-name="Standard" style:list-style-name="L14">
      <style:paragraph-properties fo:text-align="justify" style:justify-single-word="false"/>
    </style:style>
    <style:style style:name="P111" style:family="paragraph" style:parent-style-name="Standard" style:list-style-name="L14">
      <style:paragraph-properties fo:text-align="justify" style:justify-single-word="false"/>
    </style:style>
    <style:style style:name="P112" style:family="paragraph" style:parent-style-name="Standard" style:list-style-name="L14">
      <style:paragraph-properties fo:text-align="justify" style:justify-single-word="false"/>
    </style:style>
    <style:style style:name="P113" style:family="paragraph" style:parent-style-name="Standard" style:list-style-name="L14">
      <style:paragraph-properties fo:text-align="justify" style:justify-single-word="false"/>
    </style:style>
    <style:style style:name="P114" style:family="paragraph" style:parent-style-name="Standard" style:list-style-name="L15">
      <style:paragraph-properties fo:text-align="justify" style:justify-single-word="false"/>
    </style:style>
    <style:style style:name="P115" style:family="paragraph" style:parent-style-name="Standard" style:list-style-name="L15">
      <style:paragraph-properties fo:text-align="justify" style:justify-single-word="false"/>
    </style:style>
    <style:style style:name="P116" style:family="paragraph" style:parent-style-name="Standard" style:list-style-name="L15">
      <style:paragraph-properties fo:text-align="justify" style:justify-single-word="false"/>
    </style:style>
    <style:style style:name="P117" style:family="paragraph" style:parent-style-name="Standard" style:list-style-name="L16">
      <style:paragraph-properties fo:text-align="justify" style:justify-single-word="false"/>
    </style:style>
    <style:style style:name="P118" style:family="paragraph" style:parent-style-name="Standard" style:list-style-name="L16">
      <style:paragraph-properties fo:text-align="justify" style:justify-single-word="false"/>
    </style:style>
    <style:style style:name="P119" style:family="paragraph" style:parent-style-name="Standard" style:list-style-name="L17">
      <style:paragraph-properties fo:text-align="justify" style:justify-single-word="false"/>
    </style:style>
    <style:style style:name="P120" style:family="paragraph" style:parent-style-name="Standard" style:list-style-name="L17">
      <style:paragraph-properties fo:text-align="justify" style:justify-single-word="false"/>
    </style:style>
    <style:style style:name="P121" style:family="paragraph" style:parent-style-name="Standard" style:list-style-name="L17">
      <style:paragraph-properties fo:text-align="justify" style:justify-single-word="false"/>
    </style:style>
    <style:style style:name="P122" style:family="paragraph" style:parent-style-name="Standard" style:list-style-name="L17">
      <style:paragraph-properties fo:text-align="justify" style:justify-single-word="false"/>
    </style:style>
    <style:style style:name="P123" style:family="paragraph" style:parent-style-name="Standard" style:list-style-name="L17">
      <style:paragraph-properties fo:text-align="justify" style:justify-single-word="false"/>
    </style:style>
    <style:style style:name="P124" style:family="paragraph" style:parent-style-name="Standard" style:list-style-name="L17">
      <style:paragraph-properties fo:text-align="justify" style:justify-single-word="false"/>
    </style:style>
    <style:style style:name="P125" style:family="paragraph" style:parent-style-name="Standard" style:list-style-name="L17">
      <style:paragraph-properties fo:text-align="justify" style:justify-single-word="false"/>
    </style:style>
    <style:style style:name="P126" style:family="paragraph" style:parent-style-name="Standard" style:list-style-name="L18">
      <style:paragraph-properties fo:text-align="justify" style:justify-single-word="false"/>
    </style:style>
    <style:style style:name="P127" style:family="paragraph" style:parent-style-name="Standard" style:list-style-name="L18">
      <style:paragraph-properties fo:text-align="justify" style:justify-single-word="false"/>
    </style:style>
    <style:style style:name="P128" style:family="paragraph" style:parent-style-name="Standard" style:list-style-name="L18">
      <style:paragraph-properties fo:text-align="justify" style:justify-single-word="false"/>
    </style:style>
    <style:style style:name="P129" style:family="paragraph" style:parent-style-name="Standard" style:list-style-name="L18">
      <style:paragraph-properties fo:text-align="justify" style:justify-single-word="false"/>
    </style:style>
    <style:style style:name="P130" style:family="paragraph" style:parent-style-name="Standard" style:list-style-name="L18">
      <style:paragraph-properties fo:text-align="justify" style:justify-single-word="false"/>
    </style:style>
    <style:style style:name="P131" style:family="paragraph" style:parent-style-name="Standard" style:list-style-name="L5"/>
    <style:style style:name="P132" style:family="paragraph" style:parent-style-name="Standard" style:list-style-name="L5"/>
    <style:style style:name="P133" style:family="paragraph" style:parent-style-name="Standard" style:list-style-name="L5"/>
    <style:style style:name="P134" style:family="paragraph" style:parent-style-name="Standard" style:list-style-name="L5"/>
    <style:style style:name="P135" style:family="paragraph" style:parent-style-name="Standard" style:list-style-name="L5"/>
    <style:style style:name="P136" style:family="paragraph" style:parent-style-name="Standard" style:list-style-name="L5"/>
    <style:style style:name="P137" style:family="paragraph" style:parent-style-name="Standard" style:list-style-name="L5"/>
    <style:style style:name="P138" style:family="paragraph" style:parent-style-name="Standard" style:list-style-name="L5"/>
    <style:style style:name="P139" style:family="paragraph" style:parent-style-name="Standard" style:list-style-name="L5"/>
    <style:style style:name="P140" style:family="paragraph" style:parent-style-name="Standard" style:list-style-name="L5"/>
    <style:style style:name="P141" style:family="paragraph" style:parent-style-name="Standard" style:list-style-name="L5"/>
    <style:style style:name="P142" style:family="paragraph" style:parent-style-name="Standard" style:list-style-name="L5"/>
    <style:style style:name="P143" style:family="paragraph" style:parent-style-name="Standard" style:list-style-name="L5"/>
    <style:style style:name="P144" style:family="paragraph" style:parent-style-name="Standard" style:list-style-name="L5"/>
    <style:style style:name="P145" style:family="paragraph" style:parent-style-name="Standard" style:list-style-name="L5"/>
    <style:style style:name="P146" style:family="paragraph" style:parent-style-name="Standard" style:list-style-name="L5"/>
    <style:style style:name="P147" style:family="paragraph" style:parent-style-name="Standard" style:list-style-name="L8"/>
    <style:style style:name="P148" style:family="paragraph" style:parent-style-name="Standard" style:list-style-name="L8"/>
    <style:style style:name="P149" style:family="paragraph" style:parent-style-name="Standard" style:list-style-name="L8"/>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2"/>
    <style:style style:name="P154" style:family="paragraph" style:parent-style-name="Standard">
      <style:paragraph-properties fo:text-align="justify" style:justify-single-word="false"/>
      <style:text-properties fo:font-weight="bold"/>
    </style:style>
    <style:style style:name="P15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56" style:family="paragraph" style:parent-style-name="Table_20_Contents">
      <style:text-properties fo:font-weight="bold"/>
    </style:style>
    <style:style style:name="P157" style:family="paragraph" style:parent-style-name="Table_20_Contents">
      <style:paragraph-properties fo:text-align="center" style:justify-single-word="false"/>
      <style:text-properties fo:font-weight="bold"/>
    </style:style>
    <style:style style:name="P158" style:family="paragraph" style:parent-style-name="Quotations">
      <style:paragraph-properties fo:text-align="justify" style:justify-single-word="false"/>
      <style:text-properties fo:font-style="italic" fo:font-weight="bold" style:font-style-asian="italic" style:font-weight-asian="bold" style:font-style-complex="italic" style:font-weight-complex="bold"/>
    </style:style>
    <style:style style:name="P159" style:family="paragraph" style:parent-style-name="Quotations">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1">Структура, под-проекти и пакети<text:tab/>6</text:p>
          <text:p text:style-name="P31">Database Model<text:tab/>8</text:p>
          <text:p text:style-name="P32">Global Unuque Id (GUID)<text:tab/>8</text:p>
          <text:p text:style-name="P32">Data Objects (data_objects)<text:tab/>8</text:p>
          <text:p text:style-name="P32">Data_Object_Types<text:tab/>9</text:p>
          <text:p text:style-name="P32">Data Object Alteration History (do_alteration_history)<text:tab/>10</text:p>
          <text:p text:style-name="P32">Data Object Links (data_object_links)<text:tab/>10</text:p>
          <text:p text:style-name="P32">Products<text:tab/>10</text:p>
          <text:p text:style-name="P32">Product Categories (product_categories)<text:tab/>12</text:p>
          <text:p text:style-name="P32">Pattern Mask Format<text:tab/>13</text:p>
          <text:p text:style-name="P32">Product Suppliers (product_suppliers)<text:tab/>13</text:p>
          <text:p text:style-name="P32">Classifiers<text:tab/>13</text:p>
          <text:p text:style-name="P32">Classifier Applied for Data Object Types (classifier_applied_for_dot)<text:tab/>14</text:p>
          <text:p text:style-name="P32">Classifier Groups (classifier_groups)<text:tab/>14</text:p>
          <text:p text:style-name="P32">Classified Objects (classified_objects)<text:tab/>15</text:p>
          <text:p text:style-name="P32">Warehouses<text:tab/>15</text:p>
          <text:p text:style-name="P32">Warehouse Products (warehouse_products)<text:tab/>16</text:p>
          <text:p text:style-name="P32">Purchase Orders (purchase_orders)<text:tab/>17</text:p>
          <text:p text:style-name="P32">Purchase Order Items (purchase_order_items)<text:tab/>20</text:p>
          <text:p text:style-name="P32">Purchase Order Confirmations (order_confirmations)<text:tab/>20</text:p>
          <text:p text:style-name="P32">Order Confirmation Items (order_confirmation_items)<text:tab/>21</text:p>
          <text:p text:style-name="P32">Delivery Certificates (delivery_certificates)<text:tab/>21</text:p>
          <text:p text:style-name="P32">Delivery Certificate Items (delivery_certificate_items)<text:tab/>22</text:p>
          <text:p text:style-name="P32">Delivery Certificate Serial Numbers (delivery_certificate_serial_numbers)<text:tab/>23</text:p>
          <text:p text:style-name="P32">Delivery Certificate Assignments (delivery_certificate_assignments)<text:tab/>23</text:p>
          <text:p text:style-name="P32">Receipt Certificates (receipt_certificates)<text:tab/>23</text:p>
          <text:p text:style-name="P32">Receipt Certificate Items (receipt_certificate_items)<text:tab/>24</text:p>
          <text:p text:style-name="P32">Receipt Certificate Serial Numbers (receipt_certificate_serial_numbers)<text:tab/>24</text:p>
          <text:p text:style-name="P32">Receipt Certificate Assignments (receipt_certificate_assignments)<text:tab/>24</text:p>
          <text:p text:style-name="P32">Offers<text:tab/>24</text:p>
          <text:p text:style-name="P32">Offer items (offer_items)<text:tab/>25</text:p>
          <text:p text:style-name="P32">Proforma Invoices (proforma_invoices)<text:tab/>25</text:p>
          <text:p text:style-name="P32">Invoices<text:tab/>25</text:p>
          <text:p text:style-name="P32">Invoice Assignments (invoice_assignments)<text:tab/>28</text:p>
          <text:p text:style-name="P32">Invoice Items (invoice_items)<text:tab/>28</text:p>
          <text:p text:style-name="P32">Organizations<text:tab/>29</text:p>
          <text:p text:style-name="P32">Organization Owners (organization_owners)<text:tab/>30</text:p>
          <text:p text:style-name="P32">Organization Managers (organization_managers)<text:tab/>30</text:p>
          <text:p text:style-name="P32">Organization Activities (organization_activities)<text:tab/>30</text:p>
          <text:p text:style-name="P32">Persons<text:tab/>30</text:p>
          <text:p text:style-name="P32">Passports (passports)<text:tab/>31</text:p>
          <text:p text:style-name="P32">Addresses<text:tab/>31</text:p>
          <text:p text:style-name="P32">Contact Persons (contact_persons)<text:tab/>32</text:p>
          <text:p text:style-name="P32">Communication Contacts (communication_contacts)<text:tab/>32</text:p>
          <text:p text:style-name="P32">Bank Details (bank_details)<text:tab/>32</text:p>
          <text:p text:style-name="P32">Data Object Details (data_object_details)<text:tab/>33</text:p>
          <text:p text:style-name="P32"><text:soft-page-break/>Resource Bundle (resource_bundle)<text:tab/>33</text:p>
          <text:p text:style-name="P32">Enumeration Classes (enum_classes)<text:tab/>33</text:p>
          <text:p text:style-name="P32">Countries<text:tab/>34</text:p>
          <text:p text:style-name="P32">Cities<text:tab/>34</text:p>
          <text:p text:style-name="P32">Position Types (position_types)<text:tab/>34</text:p>
          <text:p text:style-name="P32">Длъжностна иерархия<text:tab/>35</text:p>
          <text:p text:style-name="P32">Currencies<text:tab/>35</text:p>
          <text:p text:style-name="P32">Currency Exchange Rates<text:tab/>35</text:p>
          <text:p text:style-name="P32">Transport Types<text:tab/>35</text:p>
          <text:p text:style-name="P32">Product Configurations<text:tab/>35</text:p>
          <text:p text:style-name="P32">Users<text:tab/>36</text:p>
          <text:p text:style-name="P32">User Alternation History (users_alteration_history)<text:tab/>36</text:p>
          <text:p text:style-name="P31">JPA Beans<text:tab/>38</text:p>
          <text:p text:style-name="P32">Глобални уникални идентификатори (GUID)<text:tab/>38</text:p>
          <text:p text:style-name="P32">Версии на основните обекти при промяната им<text:tab/>38</text:p>
          <text:p text:style-name="P31">Потребителски графичен интерфейс<text:tab/>39</text:p>
          <text:p text:style-name="P32">Цялостна концепция<text:tab/>39</text:p>
          <text:p text:style-name="P32">Menus &amp; Popup Menus<text:tab/>39</text:p>
          <text:p text:style-name="P31">Модули и Форми<text:tab/>40</text:p>
          <text:p text:style-name="P32">Влизане в системата<text:tab/>40</text:p>
          <text:p text:style-name="P33">Login Form<text:tab/>40</text:p>
          <text:p text:style-name="P33">New Registration Form<text:tab/>40</text:p>
          <text:p text:style-name="P33">Forgotten Password Form<text:tab/>41</text:p>
          <text:p text:style-name="P33">User Management Forms<text:tab/>41</text:p>
          <text:p text:style-name="P32">Contact Book<text:tab/>41</text:p>
          <text:p text:style-name="P33">Persons Form<text:tab/>41</text:p>
          <text:p text:style-name="P33">Organizations Form<text:tab/>42</text:p>
          <text:p text:style-name="P33">Addresses (Branches) Form<text:tab/>42</text:p>
          <text:p text:style-name="P32">Бизснес процеси и документо-поток<text:tab/>42</text:p>
          <text:p text:style-name="P33">Продажба на стоки<text:tab/>42</text:p>
          <text:p text:style-name="P33">Закупуване на стока директно от клиента<text:tab/>43</text:p>
          <text:p text:style-name="P33">Предаване на стока<text:tab/>44</text:p>
          <text:p text:style-name="P33">Плащания от клиенти<text:tab/>44</text:p>
          <text:p text:style-name="P33">Включване на оферти в завяки към доставчици<text:tab/>44</text:p>
          <text:p text:style-name="P33">Заявки към доставчици<text:tab/>44</text:p>
          <text:p text:style-name="P33">Плащания към доставчици<text:tab/>45</text:p>
          <text:p text:style-name="P33">Приемане на стока<text:tab/>45</text:p>
          <text:p text:style-name="P32">Client Callback Mechanism<text:tab/>45</text:p>
          <text:p text:style-name="P32">Reports &amp; Printing<text:tab/>45</text:p>
          <text:p text:style-name="P33">Printing of Offers, Purchase Orders, Invoices and Proforma Invoices<text:tab/>45</text:p>
          <text:p text:style-name="P33">Printing of Delivery/Receipt Certificates and Protocols<text:tab/>46</text:p>
          <text:p text:style-name="P33">Printing of Contacts<text:tab/>46</text:p>
          <text:p text:style-name="P33">Printing of Reports and other documents<text:tab/>46</text:p>
          <text:p text:style-name="P33">Warehouse Reports<text:tab/>46</text:p>
          <text:p text:style-name="P33">Summary Warehouses Reports<text:tab/>46</text:p>
          <text:p text:style-name="P33">Clients Turnover Reports<text:tab/>46</text:p>
          <text:p text:style-name="P33">Branches Turnover Reports<text:tab/>47</text:p>
          <text:p text:style-name="P33">Annual Report<text:tab/>47</text:p>
          <text:p text:style-name="P33">Unpaid Merchandise Reports<text:tab/>47</text:p>
          <text:p text:style-name="P33"><text:soft-page-break/>Paid Reports<text:tab/>47</text:p>
          <text:p text:style-name="P33">Delivery Certificates Reports<text:tab/>47</text:p>
          <text:p text:style-name="P33">Purchase Orders Reports<text:tab/>48</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5">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Simple Products (simple_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Products:</text:p>
      <text:p text:style-name="P1"><text:s text:c="2"/>product_id numeric(18) NOT NULL,</text:p>
      <text:p text:style-name="P1"><text:s text:c="2"/>parent_id numeric(18),</text:p>
      <text:p text:style-name="P1"><text:s text:c="2"/>product_type character(2),</text:p>
      <text:p text:style-name="P1"><text:s text:c="2"/>measure_unit_id integer NOT NULL,</text:p>
      <text:p text:style-name="P1"><text:s text:c="2"/>sale_price numeric(19,4) NOT NULL,</text:p>
      <text:p text:style-name="P1"/>
      <text:p text:style-name="P1"/>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ext:soft-page-break/>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text:soft-page-break/>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text:soft-page-break/>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text:soft-page-break/>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text:soft-page-break/>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text:span><text:soft-page-break/><text:span text:style-name="T2">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ext:soft-page-break/>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text:soft-page-break/>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text:soft-page-break/>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ext:soft-page-break/>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text:soft-page-break/>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text:soft-page-break/>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oft-page-break/><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ext:soft-page-break/>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Офертата е документ подобен на фактурите и служи като основа на комуникацията с клиенти. Една фактура(вкл. и проформа), може да се базира на готова оферта. Статуса на фактурата(проформата) може да променя респективно и статуса на офертата. </text:p>
      <text:p text:style-name="P1">Статусите на офертите са както следва:</text:p>
      <text:p text:style-name="P154"/>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156">Статус</text:p>
          </table:table-cell>
          <table:table-cell table:style-name="Table44.A1" office:value-type="string">
            <text:p text:style-name="P156">Действие за влизане в този статус</text:p>
          </table:table-cell>
          <table:table-cell table:style-name="Table44.A1" office:value-type="string">
            <text:p text:style-name="P156">Предходен статус</text:p>
          </table:table-cell>
          <table:table-cell table:style-name="Table44.A1" office:value-type="string">
            <text:p text:style-name="P156">Възможни бутони</text:p>
          </table:table-cell>
          <table:table-cell table:style-name="Table44.E1" office:value-type="string">
            <text:p text:style-name="P156">Описание</text:p>
          </table:table-cell>
        </table:table-row>
        <table:table-row>
          <table:table-cell table:style-name="Table44.A2" office:value-type="string">
            <text:p text:style-name="Table_20_Contents">Open</text:p>
          </table:table-cell>
          <table:table-cell table:style-name="Table44.A2" office:value-type="string">
            <text:p text:style-name="Table_20_Contents">Създаване на документ</text:p>
          </table:table-cell>
          <table:table-cell table:style-name="Table44.A2" office:value-type="string">
            <text:p text:style-name="Table_20_Contents">-</text:p>
          </table:table-cell>
          <table:table-cell table:style-name="Table44.A2" office:value-type="string">
            <text:p text:style-name="Table_20_Contents">Confirm</text:p>
          </table:table-cell>
          <table:table-cell table:style-name="Table44.E2" office:value-type="string">
            <text:p text:style-name="Table_20_Contents"/>
          </table:table-cell>
        </table:table-row>
        <table:table-row>
          <table:table-cell table:style-name="Table44.A2" office:value-type="string">
            <text:p text:style-name="Table_20_Contents">Wait for Client Confirmation</text:p>
          </table:table-cell>
          <table:table-cell table:style-name="Table44.A2" office:value-type="string">
            <text:p text:style-name="Table_20_Contents">Натискане на бутон Confirm</text:p>
          </table:table-cell>
          <table:table-cell table:style-name="Table44.A2" office:value-type="string">
            <text:p text:style-name="Table_20_Contents">Open</text:p>
          </table:table-cell>
          <table:table-cell table:style-name="Table44.A2" office:value-type="string">
            <text:p text:style-name="Table_20_Contents">Confirm, Cancel, Open</text:p>
            <text:p text:style-name="Table_20_Contents"/>
          </table:table-cell>
          <table:table-cell table:style-name="Table44.E2" office:value-type="string">
            <text:p text:style-name="Table_20_Contents">този статус трябва да се появи след като се натисне бутон Потвърди</text:p>
          </table:table-cell>
        </table:table-row>
        <table:table-row>
          <table:table-cell table:style-name="Table44.A2" office:value-type="string">
            <text:p text:style-name="Table_20_Contents">Wait for Payment</text:p>
          </table:table-cell>
          <table:table-cell table:style-name="Table44.A2" office:value-type="string">
            <text:p text:style-name="Table_20_Contents">Натискане на бутон Confirm</text:p>
          </table:table-cell>
          <table:table-cell table:style-name="Table44.A2" office:value-type="string">
            <text:p text:style-name="Table_20_Contents">Wait for Client Confirmation</text:p>
          </table:table-cell>
          <table:table-cell table:style-name="Table44.A2" office:value-type="string">
            <text:p text:style-name="Table_20_Contents">Cancel, Open</text:p>
            <text:p text:style-name="Table_20_Contents"/>
          </table:table-cell>
          <table:table-cell table:style-name="Table44.E2" office:value-type="string">
            <text:p text:style-name="Table_20_Contents">този статус трябва да се появи след като се потвърди фактура или проформа фактура които са създадени на основание тази оферта</text:p>
          </table:table-cell>
        </table:table-row>
        <table:table-row>
          <table:table-cell table:style-name="Table44.A2" office:value-type="string">
            <text:p text:style-name="Table_20_Contents">Re-Open</text:p>
          </table:table-cell>
          <table:table-cell table:style-name="Table44.A2" office:value-type="string">
            <text:p text:style-name="Table_20_Contents">Натискане на бутон Open на оферти или бутон Open на проформа фактура</text:p>
          </table:table-cell>
          <table:table-cell table:style-name="Table44.A2" office:value-type="string">
            <text:p text:style-name="Table_20_Contents">Wait for Client Confirmation, Wait for Payment</text:p>
          </table:table-cell>
          <table:table-cell table:style-name="Table44.A2" office:value-type="string">
            <text:p text:style-name="Table_20_Contents">Confirm</text:p>
            <text:p text:style-name="Table_20_Contents"/>
          </table:table-cell>
          <table:table-cell table:style-name="Table44.E2" office:value-type="string">
            <text:p text:style-name="Table_20_Contents">офертата влиза в този статус след като се е наложило дадена проформа фактура да се отвори за да може да се направят промени по офертата. Хубаво е да има история на промените и самия статус да се изписва с номера на промяната. Например Re-Open(1), Re-Open(2) и т.н.</text:p>
          </table:table-cell>
        </table:table-row>
        <table:table-row>
          <table:table-cell table:style-name="Table44.A2" office:value-type="string">
            <text:p text:style-name="Table_20_Contents">Completed</text:p>
          </table:table-cell>
          <table:table-cell table:style-name="Table44.A2" office:value-type="string">
            <text:p text:style-name="Table_20_Contents">Следващия документ (Фактура или Проформа) са преминали в статус Completed</text:p>
          </table:table-cell>
          <table:table-cell table:style-name="Table44.A2" office:value-type="string">
            <text:p text:style-name="Table_20_Contents">Wait for Payment</text:p>
          </table:table-cell>
          <table:table-cell table:style-name="Table44.A2" office:value-type="string">
            <text:p text:style-name="Table_20_Contents">-</text:p>
            <text:p text:style-name="Table_20_Contents"/>
          </table:table-cell>
          <table:table-cell table:style-name="Table44.E2" office:value-type="string">
            <text:p text:style-name="Table_20_Contents">преминаването в този статус става след като дадена проформа или фактура са платени. Принципно издаването на фактура трябва да сложи този статус, независимо дали преди това е имало проформа <text:soft-page-break/>или не.</text:p>
          </table:table-cell>
        </table:table-row>
        <table:table-row>
          <table:table-cell table:style-name="Table44.A2" office:value-type="string">
            <text:p text:style-name="Table_20_Contents">Canceled</text:p>
          </table:table-cell>
          <table:table-cell table:style-name="Table44.A2" office:value-type="string">
            <text:p text:style-name="Table_20_Contents">Натискане на бутон Cancel или Проформата е анулирана</text:p>
          </table:table-cell>
          <table:table-cell table:style-name="Table44.A2" office:value-type="string">
            <text:p text:style-name="Table_20_Contents">Wait for Client Confirmation, Wait for Payment, Completed</text:p>
          </table:table-cell>
          <table:table-cell table:style-name="Table44.A2" office:value-type="string">
            <text:p text:style-name="Table_20_Contents">Open</text:p>
            <text:p text:style-name="Table_20_Contents"/>
          </table:table-cell>
          <table:table-cell table:style-name="Table44.E2" office:value-type="string">
            <text:p text:style-name="Table_20_Contents">в този статус се преминава когато офертата е била в статус Completed и след това фактурата е анулирана чрез Данъчно Известие (не си спомням Дебитно или Кредитно трябваше да бъде).</text:p>
          </table:table-cell>
        </table:table-row>
      </table:table>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p text:style-name="P154">Проформа Фактура Статуси:</text:p>
      <text:p text:style-name="P154"/>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156">Статус</text:p>
          </table:table-cell>
          <table:table-cell table:style-name="Table45.A1" office:value-type="string">
            <text:p text:style-name="P156">Действие за влизане в този статус</text:p>
          </table:table-cell>
          <table:table-cell table:style-name="Table45.A1" office:value-type="string">
            <text:p text:style-name="P156">Предходен статус</text:p>
          </table:table-cell>
          <table:table-cell table:style-name="Table45.A1" office:value-type="string">
            <text:p text:style-name="P156">Възможни бутони</text:p>
          </table:table-cell>
          <table:table-cell table:style-name="Table45.E1" office:value-type="string">
            <text:p text:style-name="P156">Описание</text:p>
          </table:table-cell>
        </table:table-row>
        <table:table-row>
          <table:table-cell table:style-name="Table45.A2" office:value-type="string">
            <text:p text:style-name="Table_20_Contents">Open</text:p>
          </table:table-cell>
          <table:table-cell table:style-name="Table45.A2" office:value-type="string">
            <text:p text:style-name="Table_20_Contents">Създаване на документ</text:p>
          </table:table-cell>
          <table:table-cell table:style-name="Table45.A2" office:value-type="string">
            <text:p text:style-name="Table_20_Contents">-</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в този статус се влиза след като се създаде проформа, но все още не е потвърдена с бутона Confirm</text:p>
          </table:table-cell>
        </table:table-row>
        <table:table-row>
          <table:table-cell table:style-name="Table45.A2" office:value-type="string">
            <text:p text:style-name="Table_20_Contents">Wait for Payment</text:p>
          </table:table-cell>
          <table:table-cell table:style-name="Table45.A2" office:value-type="string">
            <text:p text:style-name="Table_20_Contents">Натискане на бутон Confirm</text:p>
          </table:table-cell>
          <table:table-cell table:style-name="Table45.A2" office:value-type="string">
            <text:p text:style-name="Table_20_Contents">Open</text:p>
          </table:table-cell>
          <table:table-cell table:style-name="Table45.A2" office:value-type="string">
            <text:p text:style-name="Table_20_Contents">Cancel, Open</text:p>
            <text:p text:style-name="Table_20_Contents"/>
          </table:table-cell>
          <table:table-cell table:style-name="Table45.E2" office:value-type="string">
            <text:p text:style-name="Table_20_Contents">след като се потвърди дадена проформа преминава в този статус до получаване на плащане, отказване или re-open за промяна.</text:p>
          </table:table-cell>
        </table:table-row>
        <table:table-row>
          <table:table-cell table:style-name="Table45.A2" office:value-type="string">
            <text:p text:style-name="Table_20_Contents">Re-Open</text:p>
          </table:table-cell>
          <table:table-cell table:style-name="Table45.A2" office:value-type="string">
            <text:p text:style-name="Table_20_Contents">Натискане на бутон Open</text:p>
          </table:table-cell>
          <table:table-cell table:style-name="Table45.A2" office:value-type="string">
            <text:p text:style-name="Table_20_Contents">Wait for Payment</text:p>
          </table:table-cell>
          <table:table-cell table:style-name="Table45.A2" office:value-type="string">
            <text:p text:style-name="Table_20_Contents">Confirm</text:p>
            <text:p text:style-name="Table_20_Contents"/>
          </table:table-cell>
          <table:table-cell table:style-name="Table45.E2" office:value-type="string">
            <text:p text:style-name="Table_20_Contents">когато се влезне в този статус офертата която е създала проформата автоматично преминава и тя в статус Re-Open.</text:p>
          </table:table-cell>
        </table:table-row>
        <table:table-row>
          <table:table-cell table:style-name="Table45.A2" office:value-type="string">
            <text:p text:style-name="Table_20_Contents">Paid</text:p>
          </table:table-cell>
          <table:table-cell table:style-name="Table45.A2" office:value-type="string">
            <text:p text:style-name="Table_20_Contents">Автоматично от ССУП</text:p>
          </table:table-cell>
          <table:table-cell table:style-name="Table45.A2" office:value-type="string">
            <text:p text:style-name="Table_20_Contents">Wait for Payment</text:p>
          </table:table-cell>
          <table:table-cell table:style-name="Table45.A2" office:value-type="string">
            <text:p text:style-name="Table_20_Contents">-</text:p>
          </table:table-cell>
          <table:table-cell table:style-name="Table45.E2" office:value-type="string">
            <text:p text:style-name="Table_20_Contents">този статус показва, че проформата вече е платена и по закон в 3-дневен срок трябва да се издаде фактура. Този статус се слага автоматично от системата за следене и управление на плащанията (ССУП).</text:p>
          </table:table-cell>
        </table:table-row>
        <text:soft-page-break/>
        <table:table-row>
          <table:table-cell table:style-name="Table45.A2" office:value-type="string">
            <text:p text:style-name="Table_20_Contents">Canceled</text:p>
          </table:table-cell>
          <table:table-cell table:style-name="Table45.A2" office:value-type="string">
            <text:p text:style-name="Table_20_Contents">Натискане на бутон Cancel</text:p>
          </table:table-cell>
          <table:table-cell table:style-name="Table45.A2" office:value-type="string">
            <text:p text:style-name="Table_20_Contents">Wait for Payment</text:p>
          </table:table-cell>
          <table:table-cell table:style-name="Table45.A2" office:value-type="string">
            <text:p text:style-name="Table_20_Contents">Open</text:p>
            <text:p text:style-name="Table_20_Contents"/>
          </table:table-cell>
          <table:table-cell table:style-name="Table45.E2" office:value-type="string">
            <text:p text:style-name="Table_20_Contents">този статус може да се сложи само когато проформата е била в статуси Wait for Payment и Re-Open.</text:p>
          </table:table-cell>
        </table:table-row>
      </table:table>
      <text:p text:style-name="Text_20_body"/>
      <text:p text:style-name="Text_20_body">Всяка проформа има отделен статус (който може да се променя паралено с горния статус), наречен Delivery Status. Възможните стойности са:</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Table_20_Contents"/>
            <text:p text:style-name="Table_20_Contents">Partly Delivered</text:p>
          </table:table-cell>
          <table:table-cell table:style-name="Table46.A1" office:value-type="string">
            <text:p text:style-name="Table_20_Contents">Приемо-Предавателен Протокол (ППП)</text:p>
          </table:table-cell>
          <table:table-cell table:style-name="Table46.A1" office:value-type="string">
            <text:p text:style-name="Table_20_Contents"/>
          </table:table-cell>
          <table:table-cell table:style-name="Table46.A1" office:value-type="string">
            <text:p text:style-name="Table_20_Contents">-</text:p>
          </table:table-cell>
          <table:table-cell table:style-name="Table46.E1" office:value-type="string">
            <text:p text:style-name="Table_20_Contents"/>
          </table:table-cell>
        </table:table-row>
        <table:table-row>
          <table:table-cell table:style-name="Table46.A2" office:value-type="string">
            <text:p text:style-name="Table_20_Contents">Delivered</text:p>
          </table:table-cell>
          <table:table-cell table:style-name="Table46.A2" office:value-type="string">
            <text:p text:style-name="Table_20_Contents">ППП</text:p>
          </table:table-cell>
          <table:table-cell table:style-name="Table46.A2" office:value-type="string">
            <text:p text:style-name="Table_20_Contents"/>
          </table:table-cell>
          <table:table-cell table:style-name="Table46.A2" office:value-type="string">
            <text:p text:style-name="Table_20_Contents">-</text:p>
          </table:table-cell>
          <table:table-cell table:style-name="Table46.E2" office:value-type="string">
            <text:p text:style-name="Table_20_Contents"/>
          </table:table-cell>
        </table:table-row>
      </table:table>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ext:soft-page-break/>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ж. Таблицата със статусите по-долу.</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oft-page-break/><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text:soft-page-break/>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p text:style-name="P1">Фактурата е документ, който има стриктни ограничения за своите статуси. Специфичното е, че е една фактура не може да бъде отваряна (re-open), след като е била потвърдена (WaitForPayment)</text:p>
      <text:p text:style-name="P1"/>
      <text:p text:style-name="P154">Фактура Статуси:</text:p>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156">Статус</text:p>
          </table:table-cell>
          <table:table-cell table:style-name="Table47.A1" office:value-type="string">
            <text:p text:style-name="P156">Действие за влизане в този статус</text:p>
          </table:table-cell>
          <table:table-cell table:style-name="Table47.A1" office:value-type="string">
            <text:p text:style-name="P156">Предходен статус</text:p>
          </table:table-cell>
          <table:table-cell table:style-name="Table47.A1" office:value-type="string">
            <text:p text:style-name="P156">Възможни бутони</text:p>
          </table:table-cell>
          <table:table-cell table:style-name="Table47.E1" office:value-type="string">
            <text:p text:style-name="P156">Описание</text:p>
          </table:table-cell>
        </table:table-row>
        <table:table-row>
          <table:table-cell table:style-name="Table47.A2" office:value-type="string">
            <text:p text:style-name="Table_20_Contents">Open</text:p>
          </table:table-cell>
          <table:table-cell table:style-name="Table47.A2" office:value-type="string">
            <text:p text:style-name="Table_20_Contents">Създаване на документ</text:p>
          </table:table-cell>
          <table:table-cell table:style-name="Table47.A2" office:value-type="string">
            <text:p text:style-name="Table_20_Contents">-</text:p>
          </table:table-cell>
          <table:table-cell table:style-name="Table47.A2" office:value-type="string">
            <text:p text:style-name="Table_20_Contents">Confirm</text:p>
            <text:p text:style-name="Table_20_Contents"/>
          </table:table-cell>
          <table:table-cell table:style-name="Table47.E2" office:value-type="string">
            <text:p text:style-name="Table_20_Contents">когато една фактура се създаде, но все още не е потвърдена с бутона Confirm.</text:p>
          </table:table-cell>
        </table:table-row>
        <table:table-row>
          <table:table-cell table:style-name="Table47.A2" office:value-type="string">
            <text:p text:style-name="Table_20_Contents">WaitForPayment</text:p>
          </table:table-cell>
          <table:table-cell table:style-name="Table47.A2" office:value-type="string">
            <text:p text:style-name="Table_20_Contents">натискане на бутон Confirm</text:p>
          </table:table-cell>
          <table:table-cell table:style-name="Table47.A2" office:value-type="string">
            <text:p text:style-name="Table_20_Contents">Open</text:p>
          </table:table-cell>
          <table:table-cell table:style-name="Table47.A2" office:value-type="string">
            <text:p text:style-name="Table_20_Contents">-</text:p>
          </table:table-cell>
          <table:table-cell table:style-name="Table47.E2" office:value-type="string">
            <text:p text:style-name="Table_20_Contents">след натискане на бутона Confirm, се влиза в този статус.</text:p>
          </table:table-cell>
        </table:table-row>
        <table:table-row>
          <table:table-cell table:style-name="Table47.A2" office:value-type="string">
            <text:p text:style-name="Table_20_Contents">Paid</text:p>
          </table:table-cell>
          <table:table-cell table:style-name="Table47.A2" office:value-type="string">
            <text:p text:style-name="Table_20_Contents">Получаване на документи за плащанията</text:p>
          </table:table-cell>
          <table:table-cell table:style-name="Table47.A2" office:value-type="string">
            <text:p text:style-name="Table_20_Contents">WaitForPayment</text:p>
          </table:table-cell>
          <table:table-cell table:style-name="Table47.A2" office:value-type="string">
            <text:p text:style-name="Table_20_Contents"/>
          </table:table-cell>
          <table:table-cell table:style-name="Table47.E2" office:value-type="string">
            <text:p text:style-name="Table_20_Contents"/>
          </table:table-cell>
        </table:table-row>
        <table:table-row>
          <table:table-cell table:style-name="Table47.A2" office:value-type="string">
            <text:p text:style-name="Table_20_Contents">Canceled</text:p>
            <text:p text:style-name="Table_20_Contents"/>
          </table:table-cell>
          <table:table-cell table:style-name="Table47.A2" office:value-type="string">
            <text:p text:style-name="Table_20_Contents">потвърждаване на документа за анулиране</text:p>
          </table:table-cell>
          <table:table-cell table:style-name="Table47.A2" office:value-type="string">
            <text:p text:style-name="Table_20_Contents">WaitForPayment</text:p>
          </table:table-cell>
          <table:table-cell table:style-name="Table47.A2" office:value-type="string">
            <text:p text:style-name="Table_20_Contents">-</text:p>
            <text:p text:style-name="Table_20_Contents"/>
          </table:table-cell>
          <table:table-cell table:style-name="Table47.E2" office:value-type="string">
            <text:p text:style-name="Table_20_Contents">в този статус фактурата преминава автоматично след създаване и потвърждаване на документа за анулиране.</text:p>
          </table:table-cell>
        </table:table-row>
      </table:table>
      <text:p text:style-name="P1"/>
      <text:p text:style-name="Text_20_body">Всяка фактура има отделен статус (който може да се променя паралено с горния статус), наречен Delivery Status. Възможните стойности са:</text:p>
      <text:p text:style-name="Text_20_body"/>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Table_20_Contents"/>
            <text:p text:style-name="Table_20_Contents">Partly Delivered</text:p>
          </table:table-cell>
          <table:table-cell table:style-name="Table48.A1" office:value-type="string">
            <text:p text:style-name="Table_20_Contents">Приемо-Предавателен Протокол (ППП)</text:p>
          </table:table-cell>
          <table:table-cell table:style-name="Table48.A1" office:value-type="string">
            <text:p text:style-name="Table_20_Contents"/>
          </table:table-cell>
          <table:table-cell table:style-name="Table48.A1" office:value-type="string">
            <text:p text:style-name="Table_20_Contents">-</text:p>
          </table:table-cell>
          <table:table-cell table:style-name="Table48.E1" office:value-type="string">
            <text:p text:style-name="Table_20_Contents"/>
          </table:table-cell>
        </table:table-row>
        <table:table-row>
          <table:table-cell table:style-name="Table48.A2" office:value-type="string">
            <text:p text:style-name="Table_20_Contents">Delivered</text:p>
          </table:table-cell>
          <table:table-cell table:style-name="Table48.A2" office:value-type="string">
            <text:p text:style-name="Table_20_Contents">ППП</text:p>
          </table:table-cell>
          <table:table-cell table:style-name="Table48.A2" office:value-type="string">
            <text:p text:style-name="Table_20_Contents"/>
          </table:table-cell>
          <table:table-cell table:style-name="Table48.A2" office:value-type="string">
            <text:p text:style-name="Table_20_Contents">-</text:p>
          </table:table-cell>
          <table:table-cell table:style-name="Table48.E2" office:value-type="string">
            <text:p text:style-name="Table_20_Contents"/>
          </table:table-cell>
        </table:table-row>
      </table:table>
      <text:p text:style-name="P1"/>
      <text:p text:style-name="P155">Invoices Copy Functionality Q&amp;A:</text:p>
      <text:p text:style-name="P155"/>
      <text:p text:style-name="P158">1) Когато копираме един документ, ще можем ли да модифицираме item-ите от копирания документ?</text:p>
      <text:p text:style-name="Text_20_body">Не, всичко се модифицира в Офертата </text:p>
      <text:p text:style-name="Quotations"><text:span text:style-name="T5">2) Ще могат ли да се добавят нови items, към текущия документ, в който са копирани item-ите от друг?</text:span></text:p>
      <text:p text:style-name="Text_20_body">Да. </text:p>
      <text:p text:style-name="Quotations"><text:soft-page-break/><text:span text:style-name="T5">3) Един документ може да копира items от само един друг документ, така ли е?</text:span></text:p>
      <text:p text:style-name="P34">Да, една оферта не може да се копира в две проформи и/или фактури.</text:p>
      <text:p text:style-name="P34"/>
      <text:p text:style-name="P159">4) Веднъж използван като шаблон, ще може ли даден документ да бъде използван за втори път?</text:p>
      <text:p text:style-name="Text_20_body">Не. </text:p>
      <text:p text:style-name="Text_20_body"/>
      <text:p text:style-name="Text_20_body">Фактура, която е потвърдена ъпдейтва количествата в Warehouse Products базирайки се на следната логика:</text:p>
      <text:p text:style-name="Text_20_body"/>
      <table:table table:name="Table49" table:style-name="Table49">
        <table:table-column table:style-name="Table49.A"/>
        <table:table-column table:style-name="Table49.B"/>
        <table:table-row>
          <table:table-cell table:style-name="Table49.A1" office:value-type="string">
            <text:p text:style-name="P157">Количество</text:p>
          </table:table-cell>
          <table:table-cell table:style-name="Table49.B1" office:value-type="string">
            <text:p text:style-name="P157">Описание</text:p>
          </table:table-cell>
        </table:table-row>
        <table:table-row>
          <table:table-cell table:style-name="Table49.A2" office:value-type="string">
            <text:p text:style-name="Table_20_Contents">quantityInStock</text:p>
          </table:table-cell>
          <table:table-cell table:style-name="Table49.B2" office:value-type="string">
            <text:p text:style-name="Table_20_Contents">Всичкото количество което се намира в склада</text:p>
          </table:table-cell>
        </table:table-row>
        <table:table-row>
          <table:table-cell table:style-name="Table49.A2" office:value-type="string">
            <text:p text:style-name="Table_20_Contents">orderedQuantity</text:p>
          </table:table-cell>
          <table:table-cell table:style-name="Table49.B2" office:value-type="string">
            <text:p text:style-name="Table_20_Contents">Поръчно и недоставено количество (очаквано)</text:p>
          </table:table-cell>
        </table:table-row>
        <table:table-row>
          <table:table-cell table:style-name="Table49.A2" office:value-type="string">
            <text:p text:style-name="Table_20_Contents">reservedQuantity</text:p>
          </table:table-cell>
          <table:table-cell table:style-name="Table49.B2" office:value-type="string">
            <text:p text:style-name="Table_20_Contents">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49.A2" office:value-type="string">
            <text:p text:style-name="Table_20_Contents">soldQuantity</text:p>
          </table:table-cell>
          <table:table-cell table:style-name="Table49.B2" office:value-type="string">
            <text:p text:style-name="Table_20_Contents">Продадено налично к-во. Потвърдената фактурата увеличава това количество.</text:p>
          </table:table-cell>
        </table:table-row>
        <table:table-row>
          <table:table-cell table:style-name="Table49.A2" office:value-type="string">
            <text:p text:style-name="Table_20_Contents">quantityDue</text:p>
          </table:table-cell>
          <table:table-cell table:style-name="Table49.B2" office:value-type="string">
            <text:p text:style-name="Table_20_Contents">Дължимо количество. Към момента на продажбата не е имало свободни количества и разликата от продаденото и неполучено количество е в тази колона. Фактурата увеличава това количество, ако към момента на потвърждаването, е нямало достатъчно свободно количество и клиента се е съгласил да чака за доставка. По всяка позиция във фактурата, трябва да се знае, какво количество е due.</text:p>
          </table:table-cell>
        </table:table-row>
      </table:table>
      <text:p text:style-name="Text_20_body"/>
      <text:p text:style-name="Text_20_body"><text:span text:style-name="T5"/></text:p>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ext:soft-page-break/>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8">Име на организацията;</text:p>
        </text:list-item>
        <text:list-item>
          <text:p text:style-name="P38">Тип на дружеството: ООД, АД и т.н.</text:p>
        </text:list-item>
        <text:list-item>
          <text:p text:style-name="P38">Данъчен номер;</text:p>
        </text:list-item>
        <text:list-item>
          <text:p text:style-name="P38">Булстат номер;</text:p>
        </text:list-item>
        <text:list-item>
          <text:p text:style-name="P38">Фирмено дело No/Година, съд, съдебен състав;</text:p>
        </text:list-item>
        <text:list-item>
          <text:p text:style-name="P38">Адрес по регистрация;</text:p>
        </text:list-item>
        <text:list-item>
          <text:p text:style-name="P38">Адрес по управление ако е различен от адрес по регистрация;</text:p>
        </text:list-item>
        <text:list-item>
          <text:p text:style-name="P38">Уставен капитал;</text:p>
        </text:list-item>
        <text:list-item>
          <text:p text:style-name="P38">Собственици;</text:p>
        </text:list-item>
        <text:list-item>
          <text:p text:style-name="P38">Управители с техните комуникационни данни (телефони, ел. Адреси и т.н.)</text:p>
        </text:list-item>
        <text:list-item>
          <text:p text:style-name="P38"><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9">Вид на връзката с тази организация: Служител, Търговски Клиент, Търговски Пътник, ...</text:p>
        </text:list-item>
        <text:list-item>
          <text:p text:style-name="P49">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9">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ext:soft-page-break/>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ext:soft-page-break/>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ext:soft-page-break/>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ext:soft-page-break/>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4">
        <text:list-item>
          <text:p text:style-name="P52">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52">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52">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5">
        <text:list-item>
          <text:p text:style-name="P131">Ръководител;</text:p>
        </text:list-item>
        <text:list-item>
          <text:p text:style-name="P131">Заместник Ръководител;</text:p>
        </text:list-item>
        <text:list-item>
          <text:p text:style-name="P131">Търговски Директор;</text:p>
        </text:list-item>
        <text:list-item>
          <text:p text:style-name="P131">Финансов Директор;</text:p>
        </text:list-item>
        <text:list-item>
          <text:p text:style-name="P131">Технически Директор;</text:p>
        </text:list-item>
        <text:list-item>
          <text:p text:style-name="P131">Ръководител Човешки Ресурси;</text:p>
        </text:list-item>
        <text:list-item>
          <text:p text:style-name="P131">Главен Счетоводител;</text:p>
        </text:list-item>
        <text:list-item>
          <text:p text:style-name="P131">Счетоводител;</text:p>
        </text:list-item>
        <text:list-item>
          <text:p text:style-name="P131">Търговец;</text:p>
        </text:list-item>
        <text:list-item>
          <text:p text:style-name="P131">Главен касиер;</text:p>
        </text:list-item>
        <text:list-item>
          <text:p text:style-name="P131">Касиер;</text:p>
        </text:list-item>
        <text:list-item>
          <text:p text:style-name="P131">Организатор поръчки;</text:p>
        </text:list-item>
        <text:list-item>
          <text:p text:style-name="P131">Оператор за въвеждане на поръчки;</text:p>
        </text:list-item>
        <text:list-item>
          <text:p text:style-name="P131">Завеждащ склад;</text:p>
        </text:list-item>
        <text:list-item>
          <text:p text:style-name="P131">Склададжия;</text:p>
        </text:list-item>
        <text:list-item>
          <text:p text:style-name="P131">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text:p>
      <text:p text:style-name="P1">Длъжностната йерархия ще бъде реализирана като дървовидна структура, като ще се позволява добавяне, изтриване на длъжност, или промяна на отношенията на подчиненост.</text:p>
      <text:p text:style-name="P1"/>
      <text:p text:style-name="P1">Отделно от длъжностната йерархия на фирмата, използваща системата, ще има и списък с длъжности, които да се използват при добавяне на контакти към други фирми.</text:p>
      <text:p text:style-name="P1"/>
      <text:p text:style-name="P1"/>
      <text:h text:style-name="Heading_20_2" text:outline-level="2"><text:soft-page-break/>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ext:soft-page-break/>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text:soft-page-break/></text:p>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6">
        <text:list-item>
          <text:p text:style-name="P55">Popup Menu Left part (Tree);</text:p>
        </text:list-item>
        <text:list-item>
          <text:p text:style-name="P55">Popup Menu Right part (List/Table or another form);</text:p>
        </text:list-item>
        <text:list-item>
          <text:p text:style-name="P55">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8">Име на организацията;</text:p>
        </text:list-item>
        <text:list-item>
          <text:p text:style-name="P38">Тип на дружеството: ООД, АД и т.н.</text:p>
        </text:list-item>
        <text:list-item>
          <text:p text:style-name="P38">Данъчен номер;</text:p>
        </text:list-item>
        <text:list-item>
          <text:p text:style-name="P38">Булстат номер;</text:p>
        </text:list-item>
        <text:list-item>
          <text:p text:style-name="P38">Фирмено дело No/Година, съд, съдебен състав;</text:p>
        </text:list-item>
        <text:list-item>
          <text:p text:style-name="P38">Адрес по регистрация;</text:p>
        </text:list-item>
        <text:list-item>
          <text:p text:style-name="P38">Адрес по управление ако е различен от адрес по регистрация;</text:p>
        </text:list-item>
        <text:list-item>
          <text:p text:style-name="P38">Уставен капитал;</text:p>
        </text:list-item>
        <text:list-item>
          <text:p text:style-name="P38">Собственици;</text:p>
        </text:list-item>
        <text:list-item>
          <text:p text:style-name="P38">Управители с техните комуникационни данни (телефони, ел. Адреси и т.н.)</text:p>
        </text:list-item>
        <text:list-item>
          <text:p text:style-name="P38">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7">
        <text:list-item>
          <text:p text:style-name="P69">Вид на връзката с тази организация: Служител, Търговски Клиент, Търговски Пътник, ...</text:p>
        </text:list-item>
        <text:list-item>
          <text:p text:style-name="P69">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9">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8">
        <text:list-item>
          <text:p text:style-name="P147">Форма за одобрение на нова организация;</text:p>
        </text:list-item>
        <text:list-item>
          <text:p text:style-name="P147">Форма за одобрение на членство в организация;</text:p>
        </text:list-item>
        <text:list-item>
          <text:p text:style-name="P147">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9">
        <text:list-item>
          <text:p text:style-name="P72">Business Process Execution Language (BPEL);</text:p>
        </text:list-item>
        <text:list-item>
          <text:p text:style-name="P72">Java Message Service (JMS) API;</text:p>
        </text:list-item>
        <text:list-item>
          <text:p text:style-name="P72">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10">
        <text:list-item>
          <text:p text:style-name="P75">Създаване на оферта от служител на фирмата за клиент А;</text:p>
        </text:list-item>
        <text:list-item>
          <text:p text:style-name="P75">Изпращане на офертата към клиент А (email, факс, принтиране и т.н.);</text:p>
        </text:list-item>
        <text:list-item>
          <text:p text:style-name="P75">Клиента иска промени по офертата. Връщане към точка 1.</text:p>
        </text:list-item>
        <text:list-item>
          <text:p text:style-name="P75">Клиента одобрява офертата.</text:p>
        </text:list-item>
        <text:list-item>
          <text:p text:style-name="P75">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5">В Проформа-Фактурата се определя вида на плащане.</text:p>
        </text:list-item>
        <text:list-item>
          <text:p text:style-name="P75">При авансово плащане (в брой или по банков път):</text:p>
        </text:list-item>
        <text:list-item>
          <text:p text:style-name="P75">Изпращане на Проформа-Фактура към клиент А (email, факс, принтиране и т.н.);</text:p>
        </text:list-item>
        <text:list-item>
          <text:p text:style-name="P75">Складовите количествата се запазват за определен срок;</text:p>
        </text:list-item>
        <text:list-item>
          <text:p text:style-name="P75">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5">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5">Ако се получи плащане, стоката се премества в колона закупена и неполучена стока.</text:p>
        </text:list-item>
        <text:list-item>
          <text:p text:style-name="P75">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5">Стоката се предава на клиента на място, по куриер или друг начин.</text:p>
        </text:list-item>
        <text:list-item>
          <text:p text:style-name="P75">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5">Изпращане на Фактура към клиент А (email, факс, принтиране и т.н.);</text:p>
        </text:list-item>
        <text:list-item>
          <text:p text:style-name="P75">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5">Стоката се премества в колона закупена и неполучена стока.</text:p>
        </text:list-item>
        <text:list-item>
          <text:p text:style-name="P75">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5">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1">
        <text:list-item>
          <text:p text:style-name="P95">Клиента влиза в системата, чрез потребителското си име и парола;</text:p>
        </text:list-item>
        <text:list-item>
          <text:p text:style-name="P95">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2">
        <text:list-item>
          <text:p text:style-name="P150">Purchase order</text:p>
        </text:list-item>
        <text:list-item>
          <text:p text:style-name="P150">Picking Instruction</text:p>
        </text:list-item>
        <text:list-item>
          <text:p text:style-name="P150">Packing Instruction</text:p>
        </text:list-item>
        <text:list-item>
          <text:p text:style-name="P150">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3">
        <text:list-item>
          <text:p text:style-name="P97">всички продукти и/или продуктови категории;</text:p>
        </text:list-item>
        <text:list-item>
          <text:p text:style-name="P97">продукти за които се очаква доставака;</text:p>
        </text:list-item>
        <text:list-item>
          <text:p text:style-name="P97">продукти от една или повече зададени категории;</text:p>
        </text:list-item>
        <text:list-item>
          <text:p text:style-name="P97">продукти по доставчици;</text:p>
        </text:list-item>
        <text:list-item>
          <text:p text:style-name="P97">продукти по производители;</text:p>
        </text:list-item>
        <text:list-item>
          <text:p text:style-name="P97">залежали продукти които не са продавани за последен период от зададено време;</text:p>
        </text:list-item>
        <text:list-item>
          <text:p text:style-name="P97">продукти чиието количество е под минималното;</text:p>
        </text:list-item>
        <text:list-item>
          <text:p text:style-name="P97">израходвани количества;</text:p>
        </text:list-item>
        <text:list-item>
          <text:p text:style-name="P97">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4">
        <text:list-item>
          <text:p text:style-name="P106">за период от време;</text:p>
        </text:list-item>
        <text:list-item>
          <text:p text:style-name="P106">най-често закупувани стоки;</text:p>
        </text:list-item>
        <text:list-item>
          <text:p text:style-name="P106">подредба на клиенти по финансови обороти независимо от кой клон са пазарували;</text:p>
        </text:list-item>
        <text:list-item>
          <text:p text:style-name="P106">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4">
        <text:list-item text:start-value="1">
          <text:p text:style-name="P106">за период от време – дневна, седмична, месечна, зададен от/до период;</text:p>
        </text:list-item>
        <text:list-item>
          <text:p text:style-name="P106">най-често продавани стоки;</text:p>
        </text:list-item>
        <text:list-item>
          <text:p text:style-name="P106">подредба на клонове по финансови обороти;</text:p>
        </text:list-item>
        <text:list-item>
          <text:p text:style-name="P106">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5">
        <text:list-item>
          <text:p text:style-name="P114">най-продавани стоки за определен период от време;</text:p>
        </text:list-item>
        <text:list-item>
          <text:p text:style-name="P114">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114">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6">
        <text:list-item>
          <text:p text:style-name="P117">изобщо или за определен период от време;</text:p>
        </text:list-item>
        <text:list-item>
          <text:p text:style-name="P117">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0"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7">
        <text:list-item>
          <text:p text:style-name="P119">за период от време;</text:p>
        </text:list-item>
        <text:list-item>
          <text:p text:style-name="P119">по доставчик;</text:p>
        </text:list-item>
        <text:list-item>
          <text:p text:style-name="P119">по продукт(и);</text:p>
        </text:list-item>
        <text:list-item>
          <text:p text:style-name="P119">номер на поръчка;</text:p>
        </text:list-item>
        <text:list-item>
          <text:p text:style-name="P119">недоставени и очаквани количества;</text:p>
        </text:list-item>
        <text:list-item>
          <text:p text:style-name="P119">недоставени и отказани количества;</text:p>
        </text:list-item>
        <text:list-item>
          <text:p text:style-name="P119">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8">
        <text:list-item>
          <text:p text:style-name="P126">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126">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126">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126">Цена по себестойност – това е цената в която към покупната цена се добавят всички разходи като транспорт, мита, данъци и т.н.</text:p>
        </text:list-item>
        <text:list-item>
          <text:p text:style-name="P126">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5">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18T09:17:06</meta:creation-date>
    <dc:date>2008-11-18T16:54:15</dc:date>
    <meta:editing-cycles>1829</meta:editing-cycles>
    <meta:editing-duration>P5DT2H19M6S</meta:editing-duration>
    <meta:user-defined meta:name="Info 1"/>
    <meta:user-defined meta:name="Info 2"/>
    <meta:user-defined meta:name="Info 3"/>
    <meta:user-defined meta:name="Info 4"/>
    <meta:document-statistic meta:table-count="49" meta:image-count="0" meta:object-count="0" meta:page-count="65" meta:paragraph-count="2315" meta:word-count="15404" meta:character-count="98202"/>
  </office:meta>
</office:document-meta>
</file>